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 Limited, constrained to […], m = 6, n = 6, k = 30, nbRuns = 50.js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MMR @ k = 30</text:p>
          </table:table-cell>
          <table:table-cell office:value-type="string" calcext:value-type="string">
            <text:p>Loss @ k = 30</text:p>
          </table:table-cell>
          <table:table-cell table:style-name="Default"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[0.0; 1.0; 3.3]±0.8</text:p>
          </table:table-cell>
          <table:table-cell office:value-type="string" calcext:value-type="string">
            <text:p>[0.0; 0.2; 2.5]±0.7</text:p>
          </table:table-cell>
          <table:table-cell table:formula="of:=RIGHT([.A2])">
            <text:p/>
          </table:table-cell>
        </table:table-row>
        <table:table-row table:style-name="ro1">
          <table:table-cell office:value-type="string" calcext:value-type="string">
            <text:p>02v, 28c</text:p>
          </table:table-cell>
          <table:table-cell office:value-type="string" calcext:value-type="string">
            <text:p>[6.0; 6.0; 6.0]±0.0</text:p>
          </table:table-cell>
          <table:table-cell office:value-type="string" calcext:value-type="string">
            <text:p>[0.0; 2.1; 3.3]±1.0</text:p>
          </table:table-cell>
          <table:table-cell table:formula="of:=RIGHT([.A3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04v, 26c</text:p>
          </table:table-cell>
          <table:table-cell office:value-type="string" calcext:value-type="string">
            <text:p>[6.0; 6.0; 6.0]±0.0</text:p>
          </table:table-cell>
          <table:table-cell office:value-type="string" calcext:value-type="string">
            <text:p>[0.0; 1.1; 3.3]±1.4</text:p>
          </table:table-cell>
          <table:table-cell table:formula="of:=RIGHT([.A4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06v, 24c</text:p>
          </table:table-cell>
          <table:table-cell office:value-type="string" calcext:value-type="string">
            <text:p>[4.5; 4.8; 6.0]±0.3</text:p>
          </table:table-cell>
          <table:table-cell office:value-type="string" calcext:value-type="string">
            <text:p>[0.0; 1.3; 2.9]±1.4</text:p>
          </table:table-cell>
          <table:table-cell table:formula="of:=RIGHT([.A5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08v, 22c</text:p>
          </table:table-cell>
          <table:table-cell office:value-type="string" calcext:value-type="string">
            <text:p>[4.0; 4.5; 4.8]±0.3</text:p>
          </table:table-cell>
          <table:table-cell office:value-type="string" calcext:value-type="string">
            <text:p>[0.0; 0.9; 2.9]±1.3</text:p>
          </table:table-cell>
          <table:table-cell table:formula="of:=RIGHT([.A6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10v, 20c</text:p>
          </table:table-cell>
          <table:table-cell office:value-type="string" calcext:value-type="string">
            <text:p>[3.5; 4.2; 4.8]±0.4</text:p>
          </table:table-cell>
          <table:table-cell office:value-type="string" calcext:value-type="string">
            <text:p>[0.0; 1.0; 2.9]±1.3</text:p>
          </table:table-cell>
          <table:table-cell table:formula="of:=RIGHT([.A7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12v, 18c</text:p>
          </table:table-cell>
          <table:table-cell office:value-type="string" calcext:value-type="string">
            <text:p>[3.0; 3.8; 4.8]±0.6</text:p>
          </table:table-cell>
          <table:table-cell office:value-type="string" calcext:value-type="string">
            <text:p>[0.0; 1.0; 2.9]±1.3</text:p>
          </table:table-cell>
          <table:table-cell table:formula="of:=RIGHT([.A8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14v, 16c</text:p>
          </table:table-cell>
          <table:table-cell office:value-type="string" calcext:value-type="string">
            <text:p>[2.5; 3.2; 4.7]±0.6</text:p>
          </table:table-cell>
          <table:table-cell office:value-type="string" calcext:value-type="string">
            <text:p>[0.0; 0.5; 2.9]±1.0</text:p>
          </table:table-cell>
          <table:table-cell table:formula="of:=RIGHT([.A9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16v, 14c</text:p>
          </table:table-cell>
          <table:table-cell office:value-type="string" calcext:value-type="string">
            <text:p>[1.8; 3.0; 4.7]±0.8</text:p>
          </table:table-cell>
          <table:table-cell office:value-type="string" calcext:value-type="string">
            <text:p>[0.0; 0.5; 2.9]±1.1</text:p>
          </table:table-cell>
          <table:table-cell table:formula="of:=RIGHT([.A10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18v, 12c</text:p>
          </table:table-cell>
          <table:table-cell office:value-type="string" calcext:value-type="string">
            <text:p>[1.2; 2.7; 4.7]±0.9</text:p>
          </table:table-cell>
          <table:table-cell office:value-type="string" calcext:value-type="string">
            <text:p>[0.0; 0.5; 2.9]±1.0</text:p>
          </table:table-cell>
          <table:table-cell table:formula="of:=RIGHT([.A11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20v, 10c</text:p>
          </table:table-cell>
          <table:table-cell office:value-type="string" calcext:value-type="string">
            <text:p>[1.1; 2.2; 4.0]±0.8</text:p>
          </table:table-cell>
          <table:table-cell office:value-type="string" calcext:value-type="string">
            <text:p>[0.0; 0.3; 2.5]±0.8</text:p>
          </table:table-cell>
          <table:table-cell table:formula="of:=RIGHT([.A12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22v, 8c</text:p>
          </table:table-cell>
          <table:table-cell office:value-type="string" calcext:value-type="string">
            <text:p>[0.8; 1.9; 4.4]±0.8</text:p>
          </table:table-cell>
          <table:table-cell office:value-type="string" calcext:value-type="string">
            <text:p>[0.0; 0.3; 2.5]±0.8</text:p>
          </table:table-cell>
          <table:table-cell table:formula="of:=RIGHT([.A13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24v, 6c</text:p>
          </table:table-cell>
          <table:table-cell office:value-type="string" calcext:value-type="string">
            <text:p>[0.8; 1.8; 4.4]±0.9</text:p>
          </table:table-cell>
          <table:table-cell office:value-type="string" calcext:value-type="string">
            <text:p>[0.0; 0.4; 2.9]±1.0</text:p>
          </table:table-cell>
          <table:table-cell table:formula="of:=RIGHT([.A14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26v, 4c</text:p>
          </table:table-cell>
          <table:table-cell office:value-type="string" calcext:value-type="string">
            <text:p>[0.5; 1.4; 3.5]±0.8</text:p>
          </table:table-cell>
          <table:table-cell office:value-type="string" calcext:value-type="string">
            <text:p>[0.0; 0.2; 2.9]±0.6</text:p>
          </table:table-cell>
          <table:table-cell table:formula="of:=RIGHT([.A15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28v, 2c</text:p>
          </table:table-cell>
          <table:table-cell office:value-type="string" calcext:value-type="string">
            <text:p>[0.5; 1.1; 3.0]±0.7</text:p>
          </table:table-cell>
          <table:table-cell office:value-type="string" calcext:value-type="string">
            <text:p>[0.0; 0.2; 2.5]±0.7</text:p>
          </table:table-cell>
          <table:table-cell table:formula="of:=RIGHT([.A16])" office:value-type="string" office:string-value="c" calcext:value-type="string">
            <text:p>c</text:p>
          </table:table-cell>
        </table:table-row>
        <table:table-row table:style-name="ro1">
          <table:table-cell office:value-type="string" calcext:value-type="string">
            <text:p>∞v</text:p>
          </table:table-cell>
          <table:table-cell office:value-type="string" calcext:value-type="string">
            <text:p>[0.2; 0.9; 3.0]±0.6</text:p>
          </table:table-cell>
          <table:table-cell office:value-type="string" calcext:value-type="string">
            <text:p>[0.0; 0.1; 2.5]±0.4</text:p>
          </table:table-cell>
          <table:table-cell table:formula="of:=RIGHT([.A17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02c, 28v</text:p>
          </table:table-cell>
          <table:table-cell office:value-type="string" calcext:value-type="string">
            <text:p>[0.0; 1.0; 3.0]±0.9</text:p>
          </table:table-cell>
          <table:table-cell office:value-type="string" calcext:value-type="string">
            <text:p>[0.0; 0.2; 2.5]±0.6</text:p>
          </table:table-cell>
          <table:table-cell table:formula="of:=RIGHT([.A18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04c, 26v</text:p>
          </table:table-cell>
          <table:table-cell office:value-type="string" calcext:value-type="string">
            <text:p>[0.0; 0.8; 3.6]±1.0</text:p>
          </table:table-cell>
          <table:table-cell office:value-type="string" calcext:value-type="string">
            <text:p>[0.0; 0.1; 2.9]±0.4</text:p>
          </table:table-cell>
          <table:table-cell table:formula="of:=RIGHT([.A19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06c, 24v</text:p>
          </table:table-cell>
          <table:table-cell office:value-type="string" calcext:value-type="string">
            <text:p>[0.0; 0.9; 4.0]±1.1</text:p>
          </table:table-cell>
          <table:table-cell office:value-type="string" calcext:value-type="string">
            <text:p>[0.0; 0.2; 2.9]±0.7</text:p>
          </table:table-cell>
          <table:table-cell table:formula="of:=RIGHT([.A20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08c, 22v</text:p>
          </table:table-cell>
          <table:table-cell office:value-type="string" calcext:value-type="string">
            <text:p>[0.0; 1.4; 4.3]±1.2</text:p>
          </table:table-cell>
          <table:table-cell office:value-type="string" calcext:value-type="string">
            <text:p>[0.0; 0.4; 3.0]±0.9</text:p>
          </table:table-cell>
          <table:table-cell table:formula="of:=RIGHT([.A21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10c, 20v</text:p>
          </table:table-cell>
          <table:table-cell office:value-type="string" calcext:value-type="string">
            <text:p>[0.4; 1.8; 4.4]±1.1</text:p>
          </table:table-cell>
          <table:table-cell office:value-type="string" calcext:value-type="string">
            <text:p>[0.0; 0.5; 2.9]±1.0</text:p>
          </table:table-cell>
          <table:table-cell table:formula="of:=RIGHT([.A22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12c, 18v</text:p>
          </table:table-cell>
          <table:table-cell office:value-type="string" calcext:value-type="string">
            <text:p>[0.7; 1.9; 4.3]±0.9</text:p>
          </table:table-cell>
          <table:table-cell office:value-type="string" calcext:value-type="string">
            <text:p>[0.0; 0.4; 2.9]±0.9</text:p>
          </table:table-cell>
          <table:table-cell table:formula="of:=RIGHT([.A23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14c, 16v</text:p>
          </table:table-cell>
          <table:table-cell office:value-type="string" calcext:value-type="string">
            <text:p>[1.0; 2.5; 4.4]±1.1</text:p>
          </table:table-cell>
          <table:table-cell office:value-type="string" calcext:value-type="string">
            <text:p>[0.0; 0.8; 2.9]±1.2</text:p>
          </table:table-cell>
          <table:table-cell table:formula="of:=RIGHT([.A24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16c, 14v</text:p>
          </table:table-cell>
          <table:table-cell office:value-type="string" calcext:value-type="string">
            <text:p>[2.2; 2.8; 4.3]±0.6</text:p>
          </table:table-cell>
          <table:table-cell office:value-type="string" calcext:value-type="string">
            <text:p>[0.0; 0.2; 2.5]±0.6</text:p>
          </table:table-cell>
          <table:table-cell table:formula="of:=RIGHT([.A25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18c, 12v</text:p>
          </table:table-cell>
          <table:table-cell office:value-type="string" calcext:value-type="string">
            <text:p>[2.4; 3.3; 4.4]±0.8</text:p>
          </table:table-cell>
          <table:table-cell office:value-type="string" calcext:value-type="string">
            <text:p>[0.0; 0.9; 2.9]±1.3</text:p>
          </table:table-cell>
          <table:table-cell table:formula="of:=RIGHT([.A26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20c, 10v</text:p>
          </table:table-cell>
          <table:table-cell office:value-type="string" calcext:value-type="string">
            <text:p>[2.7; 3.4; 4.4]±0.7</text:p>
          </table:table-cell>
          <table:table-cell office:value-type="string" calcext:value-type="string">
            <text:p>[0.0; 0.6; 2.9]±1.1</text:p>
          </table:table-cell>
          <table:table-cell table:formula="of:=RIGHT([.A27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22c, 8v</text:p>
          </table:table-cell>
          <table:table-cell office:value-type="string" calcext:value-type="string">
            <text:p>[3.8; 4.2; 4.4]±0.2</text:p>
          </table:table-cell>
          <table:table-cell office:value-type="string" calcext:value-type="string">
            <text:p>[0.0; 1.0; 2.9]±1.3</text:p>
          </table:table-cell>
          <table:table-cell table:formula="of:=RIGHT([.A28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24c, 6v</text:p>
          </table:table-cell>
          <table:table-cell office:value-type="string" calcext:value-type="string">
            <text:p>[4.2; 4.3; 4.4]±0.0</text:p>
          </table:table-cell>
          <table:table-cell office:value-type="string" calcext:value-type="string">
            <text:p>[0.0; 0.9; 2.9]±1.3</text:p>
          </table:table-cell>
          <table:table-cell table:formula="of:=RIGHT([.A29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26c, 4v</text:p>
          </table:table-cell>
          <table:table-cell office:value-type="string" calcext:value-type="string">
            <text:p>[5.7; 5.8; 6.0]±0.2</text:p>
          </table:table-cell>
          <table:table-cell office:value-type="string" calcext:value-type="string">
            <text:p>[0.0; 1.4; 3.0]±1.4</text:p>
          </table:table-cell>
          <table:table-cell table:formula="of:=RIGHT([.A30])" office:value-type="string" office:string-value="v" calcext:value-type="string">
            <text:p>v</text:p>
          </table:table-cell>
        </table:table-row>
        <table:table-row table:style-name="ro1">
          <table:table-cell office:value-type="string" calcext:value-type="string">
            <text:p>28c, 2v</text:p>
          </table:table-cell>
          <table:table-cell office:value-type="string" calcext:value-type="string">
            <text:p>[5.9; 5.9; 6.0]±0.1</text:p>
          </table:table-cell>
          <table:table-cell office:value-type="string" calcext:value-type="string">
            <text:p>[0.0; 2.0; 3.3]±1.3</text:p>
          </table:table-cell>
          <table:table-cell table:formula="of:=RIGHT([.A31])" office:value-type="string" office:string-value="v" calcext:value-type="string">
            <text:p>v</text:p>
          </table:table-cell>
        </table:table-row>
      </table:table>
      <table:named-expressions/>
      <table:database-ranges>
        <table:database-range table:name="__Anonymous_Sheet_DB__0" table:target-range-address="'Summary Limited, constrained to […], m = 6, n = 6, k = 30, nbRuns = 50.json'.A1:'Summary Limited, constrained to […], m = 6, n = 6, k = 30, nbRuns = 50.json'.D31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2T15:54:42.661656805</dc:date>
    <dc:creator>Olivier Cailloux</dc:creator>
    <meta:editing-duration>PT3M24S</meta:editing-duration>
    <meta:editing-cycles>1</meta:editing-cycles>
    <meta:document-statistic meta:table-count="1" meta:cell-count="123" meta:object-count="0"/>
    <meta:generator>LibreOffice/6.1.5.2$Linux_X86_64 LibreOffice_project/10$Build-2</meta:generator>
  </office:meta>
</office:document-meta>
</file>